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1.511cm" table:align="left"/>
    </style:style>
    <style:style style:name="Table1.A" style:family="table-column">
      <style:table-column-properties style:column-width="2.021cm"/>
    </style:style>
    <style:style style:name="Table1.B" style:family="table-column">
      <style:table-column-properties style:column-width="2.799cm"/>
    </style:style>
    <style:style style:name="Table1.C" style:family="table-column">
      <style:table-column-properties style:column-width="6.69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5.013cm"/>
    </style:style>
    <style:style style:name="Table2.B" style:family="table-column">
      <style:table-column-properties style:column-width="7.973cm"/>
    </style:style>
    <style:style style:name="Table2.C" style:family="table-column">
      <style:table-column-properties style:column-width="4.01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2.993cm" table:align="left"/>
    </style:style>
    <style:style style:name="Table3.A" style:family="table-column">
      <style:table-column-properties style:column-width="4.172cm"/>
    </style:style>
    <style:style style:name="Table3.B" style:family="table-column">
      <style:table-column-properties style:column-width="8.821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2.323cm" table:align="left"/>
    </style:style>
    <style:style style:name="Table4.A" style:family="table-column">
      <style:table-column-properties style:column-width="5.23cm"/>
    </style:style>
    <style:style style:name="Table4.B" style:family="table-column">
      <style:table-column-properties style:column-width="7.093cm"/>
    </style:style>
    <style:style style:name="Table4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orizontal_20_Line"/>
      <text:h text:style-name="Heading_20_2" text:outline-level="2">🔧 1. Programming BLE on <text:span text:style-name="Strong_20_Emphasis">RB-BLE BE33</text:span> (with RuggedBoard A5D2X)</text:h>
      <text:h text:style-name="Heading_20_3" text:outline-level="3">📍 What is RB-BLE BE33?</text:h>
      <text:p text:style-name="Text_20_body">RB-BLE BE33 is a BLE module designed for integration with embedded systems like the <text:span text:style-name="Strong_20_Emphasis">RuggedBoard A5D2X</text:span>. It typically communicates using <text:span text:style-name="Strong_20_Emphasis">UART (AT commands)</text:span> or <text:span text:style-name="Strong_20_Emphasis">HCI interface</text:span>.</text:p>
      <text:h text:style-name="Heading_20_3" text:outline-level="3">🧰 Programming Options:</text:h>
      <text:list xml:id="list3954548976" text:style-name="L1">
        <text:list-item>
          <text:p text:style-name="P1"><text:span text:style-name="Strong_20_Emphasis">UART Interface (AT Command Mode)</text:span>:</text:p>
          <text:list>
            <text:list-item>
              <text:p text:style-name="P1">Send <text:span text:style-name="Source_20_Text">AT+SCAN</text:span>, <text:span text:style-name="Source_20_Text">AT+CONN</text:span>, <text:span text:style-name="Source_20_Text">AT+GATTWR</text:span>, etc. via UART.</text:p>
            </text:list-item>
            <text:list-item>
              <text:p text:style-name="P1">Use <text:span text:style-name="Source_20_Text">minicom</text:span>, <text:span text:style-name="Source_20_Text">screen</text:span>, or a C program to send commands from A5D2X.</text:p>
            </text:list-item>
          </text:list>
        </text:list-item>
        <text:list-item>
          <text:p text:style-name="P1"><text:span text:style-name="Strong_20_Emphasis">HCI Interface (Host Controller Interface)</text:span>:</text:p>
          <text:list>
            <text:list-item>
              <text:p text:style-name="P1">Treat the module as a BLE controller and use a BLE host stack (e.g., BlueZ on Linux).</text:p>
            </text:list-item>
          </text:list>
        </text:list-item>
      </text:list>
      <text:h text:style-name="Heading_20_3" text:outline-level="3">💡 Tools:</text:h>
      <text:list xml:id="list3238116261" text:style-name="L2">
        <text:list-item>
          <text:p text:style-name="P2">UART communication using <text:span text:style-name="Source_20_Text">termios</text:span> in C or Python.</text:p>
        </text:list-item>
        <text:list-item>
          <text:p text:style-name="P2">Optionally use <text:span text:style-name="Source_20_Text">BlueZ</text:span> stack on Linux to control BLE using <text:span text:style-name="Source_20_Text">hcitool</text:span>, <text:span text:style-name="Source_20_Text">bluetoothctl</text:span>.</text:p>
        </text:list-item>
      </text:list>
      <text:p text:style-name="Horizontal_20_Line"/>
      <text:h text:style-name="Heading_20_2" text:outline-level="2">📲 2. GATT Profile &amp; Services</text:h>
      <text:h text:style-name="Heading_20_3" text:outline-level="3">📌 What is GATT?</text:h>
      <text:p text:style-name="Text_20_body"><text:span text:style-name="Strong_20_Emphasis">Generic Attribute Profile (GATT)</text:span> defines how <text:span text:style-name="Strong_20_Emphasis">BLE devices communicate data</text:span> using a structured hierarchy:</text:p>
      <text:list xml:id="list1744755226" text:style-name="L3">
        <text:list-item>
          <text:p text:style-name="P3"><text:span text:style-name="Strong_20_Emphasis">Profile</text:span> → contains <text:span text:style-name="Strong_20_Emphasis">Services</text:span></text:p>
        </text:list-item>
        <text:list-item>
          <text:p text:style-name="P3"><text:span text:style-name="Strong_20_Emphasis">Service</text:span> → groups related <text:span text:style-name="Strong_20_Emphasis">Characteristics</text:span></text:p>
        </text:list-item>
        <text:list-item>
          <text:p text:style-name="P3"><text:span text:style-name="Strong_20_Emphasis">Characteristic</text:span> → contains a <text:span text:style-name="Strong_20_Emphasis">Value</text:span> and optional <text:span text:style-name="Strong_20_Emphasis">Descriptors</text:span></text:p>
        </text:list-item>
      </text:list>
      <text:h text:style-name="Heading_20_3" text:outline-level="3">🧩 Example: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93977802493072">
            <table:table-cell table:style-name="Table1.A1" office:value-type="string">
              <text:p text:style-name="Table_20_Heading">Profile</text:p>
            </table:table-cell>
            <table:table-cell table:style-name="Table1.A1" office:value-type="string">
              <text:p text:style-name="Table_20_Heading">Service</text:p>
            </table:table-cell>
            <table:table-cell table:style-name="Table1.A1" office:value-type="string">
              <text:p text:style-name="Table_20_Heading">Characteristic</text:p>
            </table:table-cell>
          </table:table-row>
        </table:table-header-rows>
        <table:table-row table:style-name="TableLine93977802493072">
          <table:table-cell table:style-name="Table1.A1" office:value-type="string">
            <text:p text:style-name="Table_20_Contents">Heart Rate</text:p>
          </table:table-cell>
          <table:table-cell table:style-name="Table1.A1" office:value-type="string">
            <text:p text:style-name="Table_20_Contents">Heart Rate Svc</text:p>
          </table:table-cell>
          <table:table-cell table:style-name="Table1.A1" office:value-type="string">
            <text:p text:style-name="Table_20_Contents">Heart Rate Measurement (read/notify)</text:p>
          </table:table-cell>
        </table:table-row>
        <table:table-row table:style-name="TableLine93977802493072">
          <table:table-cell table:style-name="Table1.A1" office:value-type="string">
            <text:p text:style-name="Table_20_Contents">Battery</text:p>
          </table:table-cell>
          <table:table-cell table:style-name="Table1.A1" office:value-type="string">
            <text:p text:style-name="Table_20_Contents">Battery Service</text:p>
          </table:table-cell>
          <table:table-cell table:style-name="Table1.A1" office:value-type="string">
            <text:p text:style-name="Table_20_Contents">Battery Level (read)</text:p>
          </table:table-cell>
        </table:table-row>
      </table:table>
      <text:p text:style-name="Standard"/>
      <text:p text:style-name="Standard"/>
      <text:p text:style-name="Standard"/>
      <text:h text:style-name="Heading_20_2" text:outline-level="2"><text:soft-page-break/>📶 <text:span text:style-name="Strong_20_Emphasis">Bluetooth Low Energy (BLE) Stack Explained</text:span></text:h>
      <text:p text:style-name="Text_20_body">The BLE stack is typically split into <text:span text:style-name="Strong_20_Emphasis">two main parts</text:span>:</text:p>
      <text:p text:style-name="Standard">⬆️ Host Layer – Software side (e.g., Linux/Zephyr)</text:p>
      <text:p text:style-name="Standard">⬇️ Controller Layer – Hardware + low-level firmware (e.g., RB-BLE BE33)</text:p>
      <text:p text:style-name="Standard"/>
      <text:p text:style-name="Horizontal_20_Line"/>
      <text:h text:style-name="Heading_20_3" text:outline-level="3">🔷 1. <text:span text:style-name="Strong_20_Emphasis">BLE Host Layer</text:span></text:h>
      <text:p text:style-name="Text_20_body">This part <text:span text:style-name="Strong_20_Emphasis">runs on your processor</text:span> (e.g., A5D2X), and handles <text:span text:style-name="Strong_20_Emphasis">data logic</text:span>, <text:span text:style-name="Strong_20_Emphasis">device management</text:span>, and <text:span text:style-name="Strong_20_Emphasis">profile handling</text:span>.</text:p>
      <text:p text:style-name="Text_20_body"/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Line93977743768816">
            <table:table-cell table:style-name="Table2.A1" office:value-type="string">
              <text:p text:style-name="Table_20_Heading">Layer</text:p>
            </table:table-cell>
            <table:table-cell table:style-name="Table2.A1" office:value-type="string">
              <text:p text:style-name="Table_20_Heading">Description</text:p>
            </table:table-cell>
            <table:table-cell table:style-name="Table2.A1" office:value-type="string">
              <text:p text:style-name="Table_20_Heading">Example (Linux / Zephyr)</text:p>
            </table:table-cell>
          </table:table-row>
        </table:table-header-rows>
        <table:table-row table:style-name="TableLine93977743768816">
          <table:table-cell table:style-name="Table2.A1" office:value-type="string">
            <text:p text:style-name="Table_20_Contents"><text:span text:style-name="Strong_20_Emphasis">Application</text:span></text:p>
          </table:table-cell>
          <table:table-cell table:style-name="Table2.A1" office:value-type="string">
            <text:p text:style-name="Table_20_Contents">Your program logic (sensor data, control logic)</text:p>
          </table:table-cell>
          <table:table-cell table:style-name="Table2.A1" office:value-type="string">
            <text:p text:style-name="Table_20_Contents">Your C app, Zephyr app</text:p>
          </table:table-cell>
        </table:table-row>
        <table:table-row table:style-name="TableLine93977743768816">
          <table:table-cell table:style-name="Table2.A1" office:value-type="string">
            <text:p text:style-name="Table_20_Contents"><text:span text:style-name="Strong_20_Emphasis">GATT (Generic Attribute Profile)</text:span></text:p>
          </table:table-cell>
          <table:table-cell table:style-name="Table2.A1" office:value-type="string">
            <text:p text:style-name="Table_20_Contents">Defines data exchange structure (e.g., heart rate, battery level)</text:p>
          </table:table-cell>
          <table:table-cell table:style-name="Table2.A1" office:value-type="string">
            <text:p text:style-name="Table_20_Contents"><text:span text:style-name="Source_20_Text">bt_gatt_*</text:span> in Zephyr</text:p>
          </table:table-cell>
        </table:table-row>
        <table:table-row table:style-name="TableLine93977743768816">
          <table:table-cell table:style-name="Table2.A1" office:value-type="string">
            <text:p text:style-name="Table_20_Contents"><text:span text:style-name="Strong_20_Emphasis">ATT (Attribute Protocol)</text:span></text:p>
          </table:table-cell>
          <table:table-cell table:style-name="Table2.A1" office:value-type="string">
            <text:p text:style-name="Table_20_Contents">Transfers values (read/write/notify characteristics)</text:p>
          </table:table-cell>
          <table:table-cell table:style-name="Table2.A1" office:value-type="string">
            <text:p text:style-name="Table_20_Contents">Used internally</text:p>
          </table:table-cell>
        </table:table-row>
        <table:table-row table:style-name="TableLine93977743768816">
          <table:table-cell table:style-name="Table2.A1" office:value-type="string">
            <text:p text:style-name="Table_20_Contents"><text:span text:style-name="Strong_20_Emphasis">L2CAP</text:span></text:p>
          </table:table-cell>
          <table:table-cell table:style-name="Table2.A1" office:value-type="string">
            <text:p text:style-name="Table_20_Contents">Logical link layer; handles multiplexing and fragmentation</text:p>
          </table:table-cell>
          <table:table-cell table:style-name="Table2.A1" office:value-type="string">
            <text:p text:style-name="Table_20_Contents"><text:span text:style-name="Source_20_Text">l2cap.c</text:span></text:p>
          </table:table-cell>
        </table:table-row>
        <table:table-row table:style-name="TableLine93977743768816">
          <table:table-cell table:style-name="Table2.A1" office:value-type="string">
            <text:p text:style-name="Table_20_Contents"><text:span text:style-name="Strong_20_Emphasis">SMP (Security Manager Protocol)</text:span></text:p>
          </table:table-cell>
          <table:table-cell table:style-name="Table2.A1" office:value-type="string">
            <text:p text:style-name="Table_20_Contents">Handles pairing, encryption, bonding</text:p>
          </table:table-cell>
          <table:table-cell table:style-name="Table2.A1" office:value-type="string">
            <text:p text:style-name="Table_20_Contents">Passkeys, Just Works</text:p>
          </table:table-cell>
        </table:table-row>
      </table:table>
      <text:h text:style-name="Heading_20_3" text:outline-level="3"/>
      <text:h text:style-name="Heading_20_3" text:outline-level="3">🔶 2. <text:span text:style-name="Strong_20_Emphasis">BLE Controller Layer</text:span></text:h>
      <text:p text:style-name="Text_20_body">This part is usually inside a <text:span text:style-name="Strong_20_Emphasis">BLE module or SoC</text:span> (like the <text:span text:style-name="Strong_20_Emphasis">RB-BLE BE33</text:span>). It manages <text:span text:style-name="Strong_20_Emphasis">low-level radio tasks</text:span>.</text:p>
      <table:table table:name="Table3" table:style-name="Table3">
        <table:table-column table:style-name="Table3.A"/>
        <table:table-column table:style-name="Table3.B"/>
        <table:table-header-rows>
          <table:table-row table:style-name="TableLine93977800232496">
            <table:table-cell table:style-name="Table3.A1" office:value-type="string">
              <text:p text:style-name="Table_20_Heading">Layer</text:p>
            </table:table-cell>
            <table:table-cell table:style-name="Table3.A1" office:value-type="string">
              <text:p text:style-name="Table_20_Heading">Description</text:p>
            </table:table-cell>
          </table:table-row>
        </table:table-header-rows>
        <table:table-row table:style-name="TableLine93977800232496">
          <table:table-cell table:style-name="Table3.A1" office:value-type="string">
            <text:p text:style-name="Table_20_Contents"><text:span text:style-name="Strong_20_Emphasis">Link Layer (LL)</text:span></text:p>
          </table:table-cell>
          <table:table-cell table:style-name="Table3.A1" office:value-type="string">
            <text:p text:style-name="Table_20_Contents">Controls advertising, connections, packet handling</text:p>
          </table:table-cell>
        </table:table-row>
        <table:table-row table:style-name="TableLine93977800232496">
          <table:table-cell table:style-name="Table3.A1" office:value-type="string">
            <text:p text:style-name="Table_20_Contents"><text:span text:style-name="Strong_20_Emphasis">Physical Layer (PHY)</text:span></text:p>
          </table:table-cell>
          <table:table-cell table:style-name="Table3.A1" office:value-type="string">
            <text:p text:style-name="Table_20_Contents">Actual RF transmission over 2.4 GHz</text:p>
          </table:table-cell>
        </table:table-row>
      </table:table>
      <text:p text:style-name="Standard"/>
      <text:h text:style-name="Heading_20_3" text:outline-level="3">🔌 Communication Between Host ↔ Controller</text:h>
      <text:p text:style-name="Text_20_body">They communicate via <text:span text:style-name="Strong_20_Emphasis">HCI (Host Controller Interface)</text:span> using:</text:p>
      <text:list xml:id="list2111123550" text:style-name="L4">
        <text:list-item>
          <text:p text:style-name="P4"><text:span text:style-name="Strong_20_Emphasis">UART</text:span></text:p>
        </text:list-item>
        <text:list-item>
          <text:p text:style-name="P4"><text:span text:style-name="Strong_20_Emphasis">USB</text:span></text:p>
        </text:list-item>
        <text:list-item>
          <text:p text:style-name="P4"><text:span text:style-name="Strong_20_Emphasis">SPI</text:span></text:p>
        </text:list-item>
      </text:list>
      <text:p text:style-name="Text_20_body"><text:span text:style-name="Strong_20_Emphasis"/></text:p>
      <text:p text:style-name="Text_20_body"><text:span text:style-name="Strong_20_Emphasis"/></text:p>
      <text:p text:style-name="Text_20_body"><text:soft-page-break/>For example:</text:p>
      <text:list xml:id="list358476737" text:style-name="L5">
        <text:list-item>
          <text:p text:style-name="P5">On <text:span text:style-name="Strong_20_Emphasis">RuggedBoard A5D2X</text:span>, you communicate with RB-BLE BE33 over <text:span text:style-name="Strong_20_Emphasis">UART HCI</text:span> or <text:span text:style-name="Strong_20_Emphasis">AT Commands</text:span>.</text:p>
        </text:list-item>
        <text:list-item>
          <text:p text:style-name="P5">On <text:span text:style-name="Strong_20_Emphasis">Linux</text:span>, HCI is handled by <text:span text:style-name="Strong_20_Emphasis">BlueZ</text:span>.</text:p>
        </text:list-item>
        <text:list-item>
          <text:p text:style-name="P5">On <text:span text:style-name="Strong_20_Emphasis">Zephyr</text:span>, host and controller might both run on the <text:span text:style-name="Strong_20_Emphasis">same chip</text:span>.</text:p>
        </text:list-item>
      </text:list>
      <text:p text:style-name="Horizontal_20_Line"/>
      <text:h text:style-name="Heading_20_3" text:outline-level="3">🔁 Summary of BLE Stack Flow</text:h>
      <text:p text:style-name="Standard">You (App) →</text:p>
      <text:p text:style-name="Standard"><text:s text:c="3"/>GATT →</text:p>
      <text:p text:style-name="Standard"><text:s text:c="5"/>ATT →</text:p>
      <text:p text:style-name="Standard"><text:s text:c="7"/>L2CAP →</text:p>
      <text:p text:style-name="Standard"><text:s text:c="9"/>HCI →</text:p>
      <text:p text:style-name="Standard"><text:s text:c="11"/>Link Layer →</text:p>
      <text:p text:style-name="Standard"><text:s text:c="13"/>PHY →</text:p>
      <text:p text:style-name="Standard"><text:s text:c="15"/>Over the air🧰 Practical Mapping to Your Setup</text:p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header-rows>
          <table:table-row table:style-name="TableLine93977807976512">
            <table:table-cell table:style-name="Table4.A1" office:value-type="string">
              <text:p text:style-name="Table_20_Heading">Component</text:p>
            </table:table-cell>
            <table:table-cell table:style-name="Table4.A1" office:value-type="string">
              <text:p text:style-name="Table_20_Heading">Role in BLE Stack</text:p>
            </table:table-cell>
          </table:table-row>
        </table:table-header-rows>
        <table:table-row table:style-name="TableLine93977807976512">
          <table:table-cell table:style-name="Table4.A1" office:value-type="string">
            <text:p text:style-name="Table_20_Contents"><text:span text:style-name="Strong_20_Emphasis">Your C App</text:span></text:p>
          </table:table-cell>
          <table:table-cell table:style-name="Table4.A1" office:value-type="string">
            <text:p text:style-name="Table_20_Contents">Application</text:p>
          </table:table-cell>
        </table:table-row>
        <table:table-row table:style-name="TableLine93977807976512">
          <table:table-cell table:style-name="Table4.A1" office:value-type="string">
            <text:p text:style-name="Table_20_Contents"><text:span text:style-name="Strong_20_Emphasis">BlueZ or Zephyr BLE APIs</text:span></text:p>
          </table:table-cell>
          <table:table-cell table:style-name="Table4.A1" office:value-type="string">
            <text:p text:style-name="Table_20_Contents">Host Layer (GATT, ATT, etc.)</text:p>
          </table:table-cell>
        </table:table-row>
        <table:table-row table:style-name="TableLine93977807976512">
          <table:table-cell table:style-name="Table4.A1" office:value-type="string">
            <text:p text:style-name="Table_20_Contents"><text:span text:style-name="Strong_20_Emphasis">RB-BLE BE33 module</text:span></text:p>
          </table:table-cell>
          <table:table-cell table:style-name="Table4.A1" office:value-type="string">
            <text:p text:style-name="Table_20_Contents">Controller (Link Layer + PHY)</text:p>
          </table:table-cell>
        </table:table-row>
        <table:table-row table:style-name="TableLine93977807976512">
          <table:table-cell table:style-name="Table4.A1" office:value-type="string">
            <text:p text:style-name="Table_20_Contents"><text:span text:style-name="Strong_20_Emphasis">UART</text:span></text:p>
          </table:table-cell>
          <table:table-cell table:style-name="Table4.A1" office:value-type="string">
            <text:p text:style-name="Table_20_Contents">HCI transport between host &amp; controlle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02T12:02:43.334635254</meta:creation-date>
    <dc:date>2025-07-02T15:03:45.166151161</dc:date>
    <meta:editing-duration>PT2H50M51S</meta:editing-duration>
    <meta:editing-cycles>1</meta:editing-cycles>
    <meta:document-statistic meta:table-count="4" meta:image-count="0" meta:object-count="0" meta:page-count="3" meta:paragraph-count="88" meta:word-count="468" meta:character-count="2884" meta:non-whitespace-character-count="2455"/>
    <meta:generator>LibreOffice/6.4.7.2$Linux_X86_64 LibreOffice_project/40$Build-2</meta:generator>
  </office:meta>
</office:document-meta>
</file>